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Sans1" svg:font-family="'Lucida Sans'" style:font-family-generic="swiss"/>
    <style:font-face style:name="Lucida Sans11" svg:font-family="'Lucida Sans1'"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wP1" style:master-page-name="First_20_Page">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utoNr"/>
      </text:sequence-decls>
      <text:p text:style-name="P1">Julien  : Musique dynamique</text:p>
      <text:p text:style-name="wP1"/>
      <text:p text:style-name="wP1">Raphaël : Génération procédurale</text:p>
      <text:p text:style-name="wP1"/>
      <text:p text:style-name="wP1">Pascal: Personnalisation des avatars</text:p>
      <text:p text:style-name="wP1"/>
      <text:p text:style-name="wP1"/>
      <text:p text:style-name="wP5">Audio</text:p>
      <text:p text:style-name="wP2"/>
      <text:p text:style-name="wP3">Le contenu sonore du travail est répartie parmi les fichiers selon les types d’usage des sons. La musique et l’ambiance sonore se trouve dans des classes réservées pour la musique alors que les effets sonores et les jiggles sont dans les classes de gestion pour les situations qui les utilisent. <text:span text:style-name="wT1">Il y a un paramètre de volume pour chaque type de son (musique, sfx et ambiance). Ceux-ci sont enregistré dans le playerRefs, permettant de les conserver entre chaque session.</text:span></text:p>
      <text:p text:style-name="wP3"/>
      <text:p text:style-name="wP3">L’ambiance sonore consiste d’une trame d’un courant d’air. <text:span text:style-name="wT1">L’environnement étant un bâtiment abandonné par les vivants, cella donne un aspect de désolation.</text:span></text:p>
      <text:p text:style-name="wP3"/>
      <text:p text:style-name="wP4">Les différent effets sonores consiste de sons de tir lorsque le joueur tir, ce qui inclut la collision de la balle à un mur et de la douille qui tombe au sol. Des cris ont été ajouté aux zombies lors de leurs attaques.</text:p>
      <text:p text:style-name="wP4"/>
      <text:p text:style-name="wP4">Des pistes distinctes sont utilisées pour le menu principal, le menu de pause/conception de personnage et le gameplay. Il y aussi un changement de musique lorsque le joueur se retrouve avec peu de vie ou lors de sa mort. Il y a également un jiggle pour chaque 5 zombies abattus qui monte en tonalité. Lors du gameplay, un crossfade est utilisé entre les musiques de jeu et du menu de pause avec l’aide de corout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 Sans1" svg:font-family="'Lucida Sans'" style:font-family-generic="swiss"/>
    <style:font-face style:name="Lucida Sans11" svg:font-family="'Lucida Sans1'"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wdefault-paragraph-style" style:family="paragraph">
      <style:text-properties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font-name-complex="Lucida Sans" style:font-family-complex="'Lucida Sans'" style:font-family-generic-complex="system" style:font-pitch-complex="variable"/>
    </style:style>
    <style:style style:name="wStandard" style:family="paragraph" style:parent-style-name="wdefault-paragraph-style"/>
    <style:style style:name="wHeading" style:family="paragraph" style:parent-style-name="wStandard" style:next-style-name="wStandard">
      <style:paragraph-properties fo:margin-top="0cm" fo:margin-bottom="0cm" loext:contextual-spacing="false"/>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style>
    <style:style style:name="wText_5f_20_5f_body" style:display-name="wText_20_body" style:family="paragraph" style:parent-style-name="wStandard">
      <style:paragraph-properties fo:margin-top="0cm" fo:margin-bottom="0cm" loext:contextual-spacing="false" fo:line-height="120%"/>
    </style:style>
    <style:style style:name="wList" style:family="paragraph" style:parent-style-name="wText_5f_20_5f_body">
      <style:text-properties style:font-name-complex="Lucida Sans11" style:font-family-complex="'Lucida Sans1'" style:font-family-generic-complex="swiss"/>
    </style:style>
    <style:style style:name="wCaption" style:family="paragraph" style:parent-style-name="wStandard">
      <style:paragraph-properties fo:margin-top="0cm" fo:margin-bottom="0cm" loext:contextual-spacing="false"/>
      <style:text-properties fo:font-size="12pt" style:font-size-asian="12pt" style:font-name-complex="Lucida Sans11" style:font-family-complex="'Lucida Sans1'" style:font-family-generic-complex="swiss"/>
    </style:style>
    <style:style style:name="wIndex" style:family="paragraph" style:parent-style-name="wStandard">
      <style:text-properties style:font-name-complex="Lucida Sans11" style:font-family-complex="'Lucida Sans1'" style:font-family-generic-complex="swiss"/>
    </style:style>
    <style:style style:name="wP1" style:family="paragraph" style:parent-style-name="wStandard"/>
    <style:style style:name="wP2" style:family="paragraph" style:parent-style-name="wStandard">
      <style:text-properties fo:font-size="16pt" style:font-size-asian="16pt"/>
    </style:style>
    <style:style style:name="wP3" style:family="paragraph" style:parent-style-name="wStandard">
      <style:text-properties fo:font-size="12pt" style:font-size-asian="12pt"/>
    </style:style>
    <style:style style:name="wP4" style:family="paragraph" style:parent-style-name="wStandard">
      <style:text-properties fo:font-size="12pt" style:font-size-asian="12pt"/>
    </style:style>
    <style:style style:name="wP5" style:family="paragraph" style:parent-style-name="wStandard">
      <style:paragraph-properties fo:break-before="page"/>
      <style:text-properties fo:font-size="16pt" style:font-size-asian="16pt"/>
    </style:style>
    <style:style style:name="wCommentText" style:family="paragraph">
      <style:text-properties fo:font-size="10pt" style:font-size-asian="10pt" style:font-size-complex="10pt"/>
    </style:style>
    <style:style style:name="wCommentSubject" style:family="paragraph" style:parent-style-name="wCommentText" style:next-style-name="wComment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wT1" style:family="text">
      <style:text-properties fo:font-weight="100" style:font-weight-asian="100" style:font-weight-complex="100"/>
    </style:style>
    <style:style style:name="wT2" style:family="text">
      <style:text-properties fo:font-weight="100" style:font-weight-asian="100" style:font-weight-complex="100"/>
    </style:style>
    <style:style style:name="wHyperlink" style:family="text">
      <style:text-properties fo:font-weight="100" style:font-weight-asian="100" style:font-weight-complex="100"/>
    </style:style>
    <style:style style:name="wFollowedHyperlink" style:family="text">
      <style:text-properties fo:font-weight="100" style:font-weight-asian="100" style:font-weight-complex="100"/>
    </style:style>
    <style:style style:name="wCommentReference" style:family="text">
      <style:text-properties fo:font-weight="100" style:font-weight-asian="100" style:font-weight-complex="1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_64 LibreOffice_project/ea7cb86e6eeb2bf3a5af73a8f7777ac570321527</meta:generator>
    <dc:title/>
    <dc:description/>
    <dc:subject/>
    <meta:initial-creator/>
    <meta:creation-date>2019-12-21T19:07:09.079000000</meta:creation-date>
    <dc:date>2019-12-21T22:31:50.698000000</dc:date>
    <meta:keyword/>
    <meta:editing-cycles>2</meta:editing-cycles>
    <meta:editing-duration>PT2M15S</meta:editing-duration>
    <meta:document-statistic meta:table-count="0" meta:image-count="0" meta:object-count="0" meta:page-count="2" meta:paragraph-count="8" meta:word-count="232" meta:character-count="1361" meta:non-whitespace-character-count="1136"/>
    <meta:user-defined meta:name="Category"/>
    <meta:user-defined meta:name="Company"/>
    <meta:user-defined meta:name="Editor">LibreOffice/5.4.1.2$Windows_X86_64 LibreOffice_project/ea7cb86e6eeb2bf3a5af73a8f7777ac570321527</meta:user-defined>
    <meta:user-defined meta:name="HyperlinkBase"/>
    <meta:user-defined meta:name="Language" meta:value-type="string"/>
    <meta:user-defined meta:name="Manager" meta:value-type="string"/>
    <meta:user-defined meta:name="Version" meta:value-type="string"/>
  </office:meta>
</office:document-meta>
</file>